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1E076E32084646232E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in" loext:contextual-spacing="false" style:page-number="1"/>
      <style:text-properties officeooo:rsid="00038268" officeooo:paragraph-rsid="00038268"/>
    </style:style>
    <style:style style:name="P2" style:family="paragraph" style:parent-style-name="Standard">
      <style:paragraph-properties fo:margin-top="0in" fo:margin-bottom="0in" loext:contextual-spacing="false"/>
      <style:text-properties officeooo:rsid="00038268" officeooo:paragraph-rsid="00038268"/>
    </style:style>
    <style:style style:name="P3" style:family="paragraph" style:parent-style-name="Header">
      <style:text-properties officeooo:rsid="00038268" officeooo:paragraph-rsid="0003826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 <text:s text:c="4"/></text:p>
      <text:p text:style-name="P2"><draw:frame draw:style-name="fr1" draw:name="Image1" text:anchor-type="paragraph" svg:width="7.0362in" svg:height="5.2772in" draw:z-index="0"><draw:image xlink:href="Pictures/1000020100000280000001E076E32084646232E9.pn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38268" officeooo:paragraph-rsid="00038268"/>
    </style:style>
    <style:page-layout style:name="Mpm1">
      <style:page-layout-properties fo:page-width="8.5in" fo:page-height="11in" style:num-format="1" style:print-orientation="portrait" fo:margin-top="0.4799in" fo:margin-bottom="1in" fo:margin-left="1in" fo:margin-right="1in" style:shadow="none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0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Mehmet Oguz Kazkayasi<text:tab/><text:tab/><text:tab/><text:tab/><text:tab/> <text:s text:c="5"/>Optimize Something Assignment</text:p>
        <text:p text:style-name="MP1">903369796 – mkazkayasi3 <text:s text:c="8"/><text:tab/><text:tab/><text:tab/><text:tab/><text:tab/><text:tab/><text:tab/> <text:s text:c="7"/>Fall 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9-12T00:43:44.519235029</dc:date>
    <meta:editing-duration>PT3M35S</meta:editing-duration>
    <meta:editing-cycles>1</meta:editing-cycles>
    <meta:document-statistic meta:table-count="0" meta:image-count="1" meta:object-count="0" meta:page-count="1" meta:paragraph-count="4" meta:word-count="10" meta:character-count="129" meta:non-whitespace-character-count="75"/>
  </office:meta>
</office:document-meta>
</file>